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 style:font-name="Trebuchet MS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661cm" svg:height="2.006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8.741cm" svg:height="1.538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2.661cm" svg:height="2.528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where</text:p>
      <text:p text:style-name="P3"><draw:frame draw:style-name="fr1" draw:name="Object49" text:anchor-type="as-char" svg:width="9.476cm" svg:height="0.674cm" draw:z-index="21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Since we usually evaluate</text:p>
      <text:p text:style-name="P3"><draw:frame draw:style-name="fr1" draw:name="Object47" text:anchor-type="as-char" svg:width="2.755cm" svg:height="1.212cm" draw:z-index="22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48" text:anchor-type="as-char" svg:width="16.85cm" svg:height="1.393cm" draw:z-index="23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6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35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36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50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21.927cm" svg:height="1.311cm" draw:z-index="49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Obviously if the first opponent is pushed all in, de* = 0.</text:p>
      <text:p text:style-name="P3">Now, when accounting for previous expected bets, try this:</text:p>
      <text:p text:style-name="Standard"><text:span text:style-name="T5"><draw:frame draw:style-name="fr1" draw:name="Object52" text:anchor-type="as-char" svg:width="9.174cm" svg:height="1.272cm" draw:z-index="51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><draw:frame draw:style-name="fr1" draw:name="Object53" text:anchor-type="as-char" svg:width="14.651cm" svg:height="1.434cm" draw:z-index="52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34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37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8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39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0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1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2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3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5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6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47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48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8">(2PCT – 1) = </text:span><text:span text:style-name="T9">wins</text:span><text:span text:style-name="T8"> – </text:span><text:span text:style-name="T9">losses</text:span></text:p>
      <text:p text:style-name="P12"><text:span text:style-name="T9">splits</text:span> = (PCT<text:span text:style-name="T9"> – win</text:span><text:span text:style-name="T10">s)×2</text:span></text:p>
      <text:p text:style-name="P13"/>
      <text:p text:style-name="P13">Special cases: WL = 0, (2<text:span text:style-name="T11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28T18:54:01</dc:date>
    <dc:language>en-US</dc:language>
    <meta:editing-cycles>80</meta:editing-cycles>
    <meta:editing-duration>P4DT19H38M7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3" meta:page-count="7" meta:paragraph-count="94" meta:word-count="671" meta:character-count="3652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{e^"*" (f + f_d)}} times left( m + left(e-m right)cdot left( 1 - m over e right) right)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fenced math:open="[" math:close="]">
                    <math:mrow>
                      <math:msub>
                        <math:mi>e</math:mi>
                        <math:mi math:fontstyle="italic">tocall</math:mi>
                      </math:msub>
                      <math:mi>e</math:mi>
                      <math:mrow>
                        <math:mrow>
                          <math:msup>
                            <math:mi>'</math:mi>
                            <math:mtext>*</math:mtext>
                          </math:msup>
                          <math:mo math:stretchy="false">⋅</math:mo>
                          <math:mrow>
                            <math:mo math:stretchy="false"></math:mo>
                            <math:mrow>
                              <math:mi>f</math:mi>
                              <math:mo math:stretchy="false">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</math:mo>
                          </math:mrow>
                        </math:mrow>
                        <math:mo math:stretchy="false"></math:mo>
                        <math:msub>
                          <math:mi>e</math:mi>
                          <math:mi math:fontstyle="italic">tocall</math:mi>
                        </math:msub>
                      </math:mrow>
                      <math:mrow>
                        <math:msup>
                          <math:mi>e</math:mi>
                          <math:mtext>*</math:mtext>
                        </math:msup>
                        <math:mo math:stretchy="false"></math:mo>
                        <math:msub>
                          <math:mi>e</math:mi>
                          <math:mi math:fontstyle="italic">called</math:mi>
                        </math:msub>
                      </math:mrow>
                    </math:mrow>
                  </math:mfenced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fenced math:open="" math:close="">
                        <math:mrow>
                          <math:mrow>
                            <math:msub>
                              <math:mi>e</math:mi>
                              <math:mi math:fontstyle="italic">called</math:mi>
                            </math:msub>
                            <math:mo math:stretchy="false"></math:mo>
                            <math:msub>
                              <math:mi>e</math:mi>
                              <math:mi math:fontstyle="italic">tocall</math:mi>
                            </math:msub>
                          </math:mrow>
                          <math:msup>
                            <math:mi>e</math:mi>
                            <math:mtext>*</math:mtext>
                          </math:msup>
                        </math:mrow>
                      </math:mfenced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 left[e_tocall e'^"*" cdot (f + f_d) + e_tocall e^"*" + e_called right] cdot win^e } over (1+ f_pot + left( e_called + e_tocall e^"*"  right)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  <math:msup>
              <math:mi>'</math:mi>
              <math:mtext>*</math:mtext>
            </math:msup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fenced math:open="" math:close="">
                    <math:mrow>
                      <math:mrow>
                        <math:msub>
                          <math:mi>e</math:mi>
                          <math:mi math:fontstyle="italic">called</math:mi>
                        </math:msub>
                        <math:mo math:stretchy="false"></math:mo>
                        <math:msup>
                          <math:mrow>
                            <math:mo math:stretchy="false"></math:mo>
                            <math:mrow>
                              <math:msub>
                                <math:mi>e</math:mi>
                                <math:mi math:fontstyle="italic">tocall</math:mi>
                              </math:msub>
                              <math:mi>e</math:mi>
                            </math:mrow>
                            <math:mo math:stretchy="false"></math:mo>
                          </math:mrow>
                          <math:mtext>*</math:mtext>
                        </math:msup>
                      </math:mrow>
                      <math:mo math:stretchy="false">−</math:mo>
                      <math:mi>m</math:mi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'^"*"} over left(1+ {{f_pot + (f + f_d)left( e_called + (e_tocall e)^"*" -m right)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text>*</math:mtext>
      </math:msup>
      <math:mfenced math:open="[" math:close="]">
        <math:mfrac>
          <math:mi>x</math:mi>
          <math:mrow>
            <math:mrow>
              <math:mn>2</math:mn>
              <math:mo math:stretchy="false">⋅</math:mo>
              <math:mi>x</math:mi>
            </math:mrow>
            <math:mo math:stretchy="false"></math:mo>
            <math:msub>
              <math:mi>f</math:mi>
              <math:mi math:fontstyle="italic">pot</math:mi>
            </math:msub>
          </math:mrow>
        </math:mfrac>
      </math:mfenced>
    </math:mrow>
    <math:annotation math:encoding="StarMath 5.0">e^"*" left[ x over {2 cdot x + f_pot} right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fenced math:open="" math:close="">
          <math:mrow>
            <math:msup>
              <math:mi>e</math:mi>
              <math:mtext>*</math:mtext>
            </math:msup>
            <math:mfenced math:open="[" math:close="]">
              <math:mfrac>
                <math:mi>x</math:mi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sub>
                    <math:mi>f</math:mi>
                    <math:mi math:fontstyle="italic">pot</math:mi>
                  </math:msub>
                </math:mrow>
              </math:mfrac>
            </math:mfenced>
          </math:mrow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i>d</math:mi>
            <math:mi math:fontstyle="italic">dx</math:mi>
          </math:mfrac>
        </math:mrow>
      </math:mrow>
      <math:mrow>
        <math:mfenced math:open="" math:close="">
          <math:mfrac>
            <math:mi>x</math:mi>
            <math:mrow>
              <math:mrow>
                <math:mn>2</math:mn>
                <math:mo math:stretchy="false">⋅</math:mo>
                <math:mi>x</math:mi>
              </math:mrow>
              <math:mo math:stretchy="false"></math:mo>
              <math:msub>
                <math:mi>f</math:mi>
                <math:mi math:fontstyle="italic">pot</math:mi>
              </math:msub>
            </math:mrow>
          </math:mfrac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sub>
              <math:mi>f</math:mi>
              <math:mi math:fontstyle="italic">pot</math:mi>
            </math:msub>
            <math:msup>
              <math:mfenced math:open="" math:close=""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i>a</math:mi>
                </math:mrow>
              </math:mfenced>
              <math:mn>2</math:mn>
            </math:msup>
          </math:mfrac>
        </math:mrow>
      </math:mrow>
    </math:mrow>
    <math:annotation math:encoding="StarMath 5.0">d over {dx} left(  e^"*" left[ x over {2 cdot x + f_pot} right] right) = left( left( {de^"*"} over {dx}right) left[ x over {2 cdot x + f_pot} right] right) times {d over {dx}} left( x over {2 cdot x + f_pot} right)
= left( left( {de^"*"} over {dx}right) left[ x over {2 cdot x + f_pot} right] right) times {f_pot over left( 2 cdot x + a right)^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e</math:mi>
          <math:mo math:stretchy="false">−</math:mo>
          <math:mi>m</math:mi>
        </math:mrow>
        <math:mo math:stretchy="false"></math:mo>
      </math:mrow>
      <math:mrow>
        <math:msup>
          <math:mi>'</math:mi>
          <math:mtext>*</math:mtext>
        </math:msup>
        <math:mo math:stretchy="false">=</math:mo>
        <math:mfenced math:open="[" math:close="]">
          <math:mrow>
            <math:msub>
              <math:mi>e</math:mi>
              <math:mi math:fontstyle="italic">tocall</math:mi>
            </math:msub>
            <math:mi>e</math:mi>
            <math:mrow>
              <math:mrow>
                <math:msup>
                  <math:mi>'</math:mi>
                  <math:mtext>*</math:mtext>
                </math:msup>
                <math:mo math:stretchy="false">⋅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</math:mo>
              <math:msub>
                <math:mi>e</math:mi>
                <math:mi math:fontstyle="italic">tocall</math:mi>
              </math:msub>
            </math:mrow>
            <math:mrow>
              <math:msup>
                <math:mi>e</math:mi>
                <math:mtext>*</math:mtext>
              </math:msup>
              <math:mo math:stretchy="false"></math:mo>
              <math:mrow>
                <math:mo math:stretchy="false"></math:mo>
                <math:mrow>
                  <math:msub>
                    <math:mi>e</math:mi>
                    <math:mi math:fontstyle="italic">called</math:mi>
                  </math:msub>
                  <math:mo math:stretchy="false">−</math:mo>
                  <math:mi>m</math:mi>
                </math:mrow>
                <math:mo math:stretchy="false"></math:mo>
              </math:mrow>
            </math:mrow>
          </math:mrow>
        </math:mfenced>
      </math:mrow>
    </math:mrow>
    <math:annotation math:encoding="StarMath 5.0">(e-m)'^"*" = left[e_tocall e'^"*" cdot (f + f_d) + e_tocall e^"*" + (e_called - m) right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  <math:mi/>
      <math:mo math:stretchy="false">⇒</math:mo>
      <math:mi/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e^"*"_one = B_one times pctWillCall left( betSize over {betSize + chips_pot} right) ~~ drarrow ~~ de^"*"_one = B_one times pctWillCall' left( betSize over {betSize + chips_pot} right) cdot {chips_pot over left( betSize + chips_pot right)^2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_one times pctWillCall left( betSize over {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B_one times pctWillCall' left( betSize over {betSize + chips_pot + e^"*"_n} right) cdot {{chips_pot + e^"*"_n - betSize cdot de^"*"_n} over left( betSize + chips_pot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